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2" style:family="graphic" style:parent-style-name="standard">
      <style:graphic-properties svg:stroke-color="#069a2e" draw:fill-color="#77bc65" draw:textarea-horizontal-align="justify" draw:textarea-vertical-align="middle" draw:auto-grow-height="false" fo:min-height="0.896cm" fo:min-width="0.9cm"/>
      <style:paragraph-properties style:writing-mode="lr-tb"/>
    </style:style>
    <style:style style:name="gr3" style:family="graphic" style:parent-style-name="standard">
      <style:graphic-properties svg:stroke-color="#069a2e" draw:fill-color="#77bc65" draw:textarea-horizontal-align="justify" draw:textarea-vertical-align="middle" draw:auto-grow-height="false" fo:min-height="0.896cm" fo:min-width="2.67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77bc65"/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77bc65"/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1.524cm" svg:x="5.429cm" svg:y="2.59cm">
          <text:p text:style-name="P1"><text:span text:style-name="T1">Qu</text:span><text:span text:style-name="T1">est</text:span><text:span text:style-name="T1">ion </text:span><text:span text:style-name="T1">ST</text:span><text:span text:style-name="T1">AT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24cm" svg:height="1.27cm" svg:x="5.588cm" svg:y="5.08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524cm" svg:height="1.27cm" svg:x="7.489cm" svg:y="5.081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.524cm" svg:height="1.27cm" svg:x="9.489cm" svg:y="5.081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3.303cm" svg:height="1.27cm" svg:x="2.794cm" svg:y="7.366cm">
          <text:p text:style-name="P3"><text:span text:style-name="T2">Scrol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6.35cm" svg:y1="6.35cm" svg:x2="4.445cm" svg:y2="7.366cm" draw:start-shape="id1" draw:start-glue-point="2" draw:end-shape="id2" draw:end-glue-point="0" svg:d="M6350 6350v509h-1905v507" svg:viewBox="0 0 1906 1017">
          <text:p/>
        </draw:connector>
        <draw:custom-shape draw:style-name="gr3" draw:text-style-name="P4" xml:id="id4" draw:id="id4" draw:layer="layout" svg:width="3.303cm" svg:height="1.27cm" svg:x="6.594cm" svg:y="7.367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8.251cm" svg:y1="6.351cm" svg:x2="8.245cm" svg:y2="7.367cm" draw:start-shape="id3" draw:start-glue-point="2" draw:end-shape="id4" draw:end-glue-point="0" svg:d="M8251 6351v509h-6v507" svg:viewBox="0 0 7 1017">
          <text:p/>
        </draw:connector>
        <draw:custom-shape draw:style-name="gr3" draw:text-style-name="P4" xml:id="id6" draw:id="id6" draw:layer="layout" svg:width="3.303cm" svg:height="1.27cm" svg:x="10.394cm" svg:y="7.368cm">
          <text:p text:style-name="P3"><text:span text:style-name="T2">Ans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0.251cm" svg:y1="6.351cm" svg:x2="12.045cm" svg:y2="7.368cm" draw:start-shape="id5" draw:start-glue-point="2" draw:end-shape="id6" draw:end-glue-point="0" svg:d="M10251 6351v509h1794v508" svg:viewBox="0 0 1795 1018">
          <text:p/>
        </draw:connector>
        <draw:custom-shape draw:style-name="gr1" draw:text-style-name="P1" draw:layer="layout" svg:width="5.842cm" svg:height="1.524cm" svg:x="17.829cm" svg:y="2.591cm">
          <text:p text:style-name="P1"><text:span text:style-name="T1">Answer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524cm" svg:height="1.27cm" svg:x="17.988cm" svg:y="5.081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1.524cm" svg:height="1.27cm" svg:x="19.889cm" svg:y="5.082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524cm" svg:height="1.27cm" svg:x="21.889cm" svg:y="5.082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3.303cm" svg:height="1.27cm" svg:x="15.194cm" svg:y="7.367cm">
          <text:p text:style-name="P3"><text:span text:style-name="T2">Scrol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8.75cm" svg:y1="6.351cm" svg:x2="16.845cm" svg:y2="7.367cm" draw:start-shape="id7" draw:start-glue-point="2" draw:end-shape="id8" draw:end-glue-point="0" svg:d="M18750 6351v509h-1905v507" svg:viewBox="0 0 1906 1017">
          <text:p/>
        </draw:connector>
        <draw:custom-shape draw:style-name="gr3" draw:text-style-name="P4" xml:id="id10" draw:id="id10" draw:layer="layout" svg:width="3.303cm" svg:height="1.27cm" svg:x="18.994cm" svg:y="7.368cm">
          <text:p text:style-name="P3"><text:span text:style-name="T2">Ques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20.651cm" svg:y1="6.352cm" svg:x2="20.645cm" svg:y2="7.368cm" draw:start-shape="id9" draw:start-glue-point="2" draw:end-shape="id10" draw:end-glue-point="0" svg:d="M20651 6352v509h-6v507" svg:viewBox="0 0 7 1017">
          <text:p/>
        </draw:connector>
        <draw:custom-shape draw:style-name="gr3" draw:text-style-name="P4" xml:id="id12" draw:id="id12" draw:layer="layout" svg:width="3.303cm" svg:height="1.27cm" svg:x="22.794cm" svg:y="7.369cm">
          <text:p text:style-name="P3"><text:span text:style-name="T2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22.651cm" svg:y1="6.352cm" svg:x2="24.445cm" svg:y2="7.369cm" draw:start-shape="id11" draw:start-glue-point="2" draw:end-shape="id12" draw:end-glue-point="0" svg:d="M22651 6352v509h1794v508" svg:viewBox="0 0 1795 1018">
          <text:p/>
        </draw:connecto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9:52:42.665051723</meta:creation-date>
    <dc:date>2020-11-11T20:31:39.935648718</dc:date>
    <meta:editing-duration>PT28M47S</meta:editing-duration>
    <meta:editing-cycles>1</meta:editing-cycles>
    <meta:document-statistic meta:object-count="43"/>
    <meta:generator>LibreOffice/6.4.6.2$Linux_X86_64 LibreOffice_project/40$Build-2</meta:generator>
  </office:meta>
</office:document-meta>
</file>